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1" style:family="table-row">
      <style:table-row-properties style:min-row-height="2.099cm"/>
    </style:style>
    <style:style style:name="Table1.A1" style:family="table-cell">
      <style:table-cell-properties fo:padding="0.049cm" fo:border="none" style:writing-mode="page"/>
    </style:style>
    <style:style style:name="Table3" style:family="table">
      <style:table-properties style:width="8.4cm" table:align="left"/>
    </style:style>
    <style:style style:name="Table3.A" style:family="table-column">
      <style:table-column-properties style:column-width="2.699cm"/>
    </style:style>
    <style:style style:name="Table3.B" style:family="table-column">
      <style:table-column-properties style:column-width="5.701cm"/>
    </style:style>
    <style:style style:name="Table3.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4.904cm" style:rel-column-width="2780*"/>
    </style:style>
    <style:style style:name="Table2.B" style:family="table-column">
      <style:table-column-properties style:column-width="12.097cm" style:rel-column-width="6858*"/>
    </style:style>
    <style:style style:name="Table2.A1" style:family="table-cell">
      <style:table-cell-properties fo:padding="0.097cm" fo:border="none"/>
    </style:style>
    <style:style style:name="Table3" style:family="table">
      <style:table-properties style:width="8.4cm" table:align="left"/>
    </style:style>
    <style:style style:name="Table3.A" style:family="table-column">
      <style:table-column-properties style:column-width="2.699cm"/>
    </style:style>
    <style:style style:name="Table3.B" style:family="table-column">
      <style:table-column-properties style:column-width="5.701cm"/>
    </style:style>
    <style:style style:name="Table3.A1" style:family="table-cell">
      <style:table-cell-properties fo:padding="0.097cm" fo:border="none"/>
    </style:style>
    <style:style style:name="P1" style:family="paragraph" style:parent-style-name="Standard">
      <style:text-properties officeooo:rsid="0015790a" officeooo:paragraph-rsid="0015790a"/>
    </style:style>
    <style:style style:name="P2" style:family="paragraph" style:parent-style-name="Heading_20_2">
      <style:text-properties officeooo:rsid="0015790a" officeooo:paragraph-rsid="0015790a"/>
    </style:style>
    <style:style style:name="P3" style:family="paragraph" style:parent-style-name="Subtitle">
      <style:paragraph-properties fo:text-align="start" style:justify-single-word="false"/>
      <style:text-properties fo:color="#333333" style:font-name="Liberation Sans" fo:font-size="22pt" fo:font-weight="bold" officeooo:paragraph-rsid="0024d4e9" style:font-name-asian="Noto Sans CJK SC" style:font-size-asian="22pt" style:font-weight-asian="bold" style:font-name-complex="Lohit Devanagari" style:font-size-complex="22pt" style:font-weight-complex="bold"/>
    </style:style>
    <style:style style:name="P4" style:family="paragraph" style:parent-style-name="Subtitle">
      <style:paragraph-properties fo:text-align="start" style:justify-single-word="false"/>
    </style:style>
    <style:style style:name="P5" style:family="paragraph" style:parent-style-name="Text_20_body">
      <style:text-properties officeooo:paragraph-rsid="002124af"/>
    </style:style>
    <style:style style:name="P6" style:family="paragraph" style:parent-style-name="Heading_20_10">
      <style:text-properties fo:color="#333333" style:font-name="Liberation Serif"/>
    </style:style>
    <style:style style:name="P7" style:family="paragraph" style:parent-style-name="Heading_20_4">
      <style:text-properties fo:font-weight="bold" officeooo:paragraph-rsid="0028c492" style:font-weight-asian="bold" style:font-weight-complex="bold"/>
    </style:style>
    <style:style style:name="P8" style:family="paragraph" style:parent-style-name="Heading_20_7">
      <style:text-properties officeooo:paragraph-rsid="002424b4"/>
    </style:style>
    <style:style style:name="P9" style:family="paragraph" style:parent-style-name="Heading_20_7">
      <style:text-properties style:font-name="Liberation Serif" fo:font-size="12pt" fo:font-weight="normal" officeooo:paragraph-rsid="002424b4" style:font-name-asian="Noto Sans CJK SC" style:font-size-asian="12pt" style:font-weight-asian="normal" style:font-name-complex="Lohit Devanagari" style:font-size-complex="12pt" style:font-weight-complex="normal"/>
    </style:style>
    <style:style style:name="P10" style:family="paragraph" style:parent-style-name="Heading_20_7">
      <style:paragraph-properties fo:text-align="start" style:justify-single-word="false"/>
      <style:text-properties style:font-name="Liberation Sans" fo:font-size="11.1999998092651pt" officeooo:paragraph-rsid="0028c492" style:font-name-asian="Noto Sans CJK SC" style:font-size-asian="11.1999998092651pt" style:font-name-complex="Lohit Devanagari" style:font-size-complex="11.1999998092651pt"/>
    </style:style>
    <style:style style:name="P11" style:family="paragraph" style:parent-style-name="Standard">
      <style:text-properties officeooo:rsid="0015790a" officeooo:paragraph-rsid="0015790a"/>
    </style:style>
    <style:style style:name="P12" style:family="paragraph" style:parent-style-name="Table_20_Contents">
      <style:paragraph-properties fo:text-align="start" style:justify-single-word="false"/>
      <style:text-properties style:font-name="Liberation Sans" fo:font-size="11.1999998092651pt" style:font-name-asian="Noto Sans CJK SC" style:font-size-asian="11.1999998092651pt" style:font-name-complex="Lohit Devanagari" style:font-size-complex="11.1999998092651pt"/>
    </style:style>
    <style:style style:name="P13" style:family="paragraph" style:parent-style-name="Table_20_Contents">
      <style:text-properties style:font-name="Liberation Sans" fo:font-size="9pt" officeooo:rsid="002e4bca" officeooo:paragraph-rsid="002e4bca" style:font-name-asian="Noto Sans CJK SC" style:font-size-asian="9pt" style:font-name-complex="Lohit Devanagari" style:font-size-complex="9pt"/>
    </style:style>
    <style:style style:name="P14" style:family="paragraph" style:parent-style-name="Table_20_Contents">
      <style:paragraph-properties fo:text-align="end" style:justify-single-word="false"/>
      <style:text-properties style:font-name="Liberation Sans" fo:font-size="9pt" fo:font-weight="bold" officeooo:rsid="002e4bca" officeooo:paragraph-rsid="002e4bca" style:font-name-asian="Noto Sans CJK SC" style:font-size-asian="9pt" style:font-weight-asian="bold" style:font-name-complex="Lohit Devanagari" style:font-size-complex="9pt" style:font-weight-complex="bold"/>
    </style:style>
    <style:style style:name="P15" style:family="paragraph" style:parent-style-name="Text_20_body">
      <style:text-properties style:font-name="Liberation Serif" fo:font-size="12pt" fo:font-weight="normal" style:font-name-asian="Noto Sans CJK SC" style:font-size-asian="12pt" style:font-weight-asian="normal" style:font-name-complex="Lohit Devanagari" style:font-size-complex="12pt" style:font-weight-complex="normal"/>
    </style:style>
    <style:style style:name="P16" style:family="paragraph" style:parent-style-name="Text_20_body">
      <style:text-properties officeooo:paragraph-rsid="0028c492"/>
    </style:style>
    <style:style style:name="T1" style:family="text">
      <style:text-properties officeooo:rsid="001848aa"/>
    </style:style>
    <style:style style:name="T2" style:family="text">
      <style:text-properties style:font-name="Liberation Serif" fo:font-size="10.5pt" officeooo:rsid="002fcd1b" style:font-name-asian="Noto Sans CJK SC" style:font-size-asian="10.5pt" style:font-name-complex="Lohit Devanagari" style:font-size-complex="10.5pt"/>
    </style:style>
    <style:style style:name="T3" style:family="text">
      <style:text-properties style:font-name="Liberation Serif" officeooo:rsid="002fcd1b" style:font-name-asian="Noto Sans CJK SC" style:font-name-complex="Lohit Devanagari"/>
    </style:style>
    <style:style style:name="T4" style:family="text">
      <style:text-properties style:font-name="Liberation Serif" fo:font-size="9pt" officeooo:rsid="002fcd1b" style:font-name-asian="Noto Sans CJK SC" style:font-size-asian="9pt" style:font-name-complex="Lohit Devanagari" style:font-size-complex="9pt"/>
    </style:style>
    <style:style style:name="T5" style:family="text">
      <style:text-properties officeooo:rsid="001f6081"/>
    </style:style>
    <style:style style:name="T6" style:family="text">
      <style:text-properties officeooo:rsid="002124af"/>
    </style:style>
    <style:style style:name="T7" style:family="text">
      <style:text-properties officeooo:rsid="0022e2aa"/>
    </style:style>
    <style:style style:name="T8" style:family="text">
      <style:text-properties fo:font-weight="bold" style:font-weight-asian="bold" style:font-weight-complex="bold"/>
    </style:style>
    <style:style style:name="T9" style:family="text">
      <style:text-properties fo:font-weight="bold" officeooo:rsid="002124af" style:font-weight-asian="bold" style:font-weight-complex="bold"/>
    </style:style>
    <style:style style:name="T10" style:family="text">
      <style:text-properties style:font-name="Liberation Sans" fo:font-size="11.1999998092651pt" style:font-name-asian="Noto Sans CJK SC" style:font-size-asian="11.1999998092651pt" style:font-name-complex="Lohit Devanagari" style:font-size-complex="11.1999998092651pt"/>
    </style:style>
    <style:style style:name="T11" style:family="text">
      <style:text-properties style:font-name="Liberation Sans" fo:font-size="11.1999998092651pt" officeooo:rsid="001f6081" style:font-name-asian="Noto Sans CJK SC" style:font-size-asian="11.1999998092651pt" style:font-name-complex="Lohit Devanagari" style:font-size-complex="11.1999998092651pt"/>
    </style:style>
    <style:style style:name="T12" style:family="text">
      <style:text-properties style:font-name="Liberation Sans" fo:font-size="11.1999998092651pt" officeooo:rsid="0028c492" style:font-name-asian="Noto Sans CJK SC" style:font-size-asian="11.1999998092651pt" style:font-name-complex="Lohit Devanagari" style:font-size-complex="11.1999998092651pt"/>
    </style:style>
    <style:style style:name="T13" style:family="text">
      <style:text-properties officeooo:rsid="0028c492"/>
    </style:style>
    <style:style style:name="T14" style:family="text">
      <style:text-properties officeooo:rsid="0029f301"/>
    </style:style>
    <style:style style:name="T15" style:family="text">
      <style:text-properties fo:font-size="9pt" officeooo:rsid="002fcd1b" style:font-name-asian="Noto Sans CJK SC" style:font-size-asian="9pt" style:font-name-complex="Lohit Devanagari" style:font-size-complex="9pt"/>
    </style:style>
    <style:style style:name="T16" style:family="text">
      <style:text-properties style:font-name="Liberation Sans" fo:font-size="9pt" officeooo:rsid="002fcd1b" style:font-name-asian="Noto Sans CJK SC" style:font-size-asian="9pt" style:font-name-complex="Lohit Devanagari" style:font-size-complex="9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3">Tomasz Zaniewski</text:p>
          </table:table-cell>
          <table:table-cell table:style-name="Table1.A1" office:value-type="string">
            <table:table table:name="Table3" table:style-name="Table3">
              <table:table-column table:style-name="Table3.A"/>
              <table:table-column table:style-name="Table3.B"/>
              <table:table-row table:style-name="TableLine94493540504064">
                <table:table-cell table:style-name="Table3.A1" office:value-type="string">
                  <text:p text:style-name="P14">Email:</text:p>
                </table:table-cell>
                <table:table-cell table:style-name="Table3.A1" office:value-type="string">
                  <text:p text:style-name="P13">Tomasz.zaniewski@gmail.com</text:p>
                </table:table-cell>
              </table:table-row>
              <table:table-row table:style-name="TableLine94493540504064">
                <table:table-cell table:style-name="Table3.A1" office:value-type="string">
                  <text:p text:style-name="P14">LinkedIn:</text:p>
                </table:table-cell>
                <table:table-cell table:style-name="Table3.A1" office:value-type="string">
                  <text:p text:style-name="Table_20_Contents"><text:a xlink:type="simple" xlink:href="https://www.linkedin.com/in/tomasz-zaniewski-53b2b51" text:style-name="Internet_20_link" text:visited-style-name="Visited_20_Internet_20_Link"><text:span text:style-name="T16">Profile</text:span></text:a></text:p>
                </table:table-cell>
              </table:table-row>
              <table:table-row table:style-name="TableLine94493540504064">
                <table:table-cell table:style-name="Table3.A1" office:value-type="string">
                  <text:p text:style-name="P14">Languates:</text:p>
                </table:table-cell>
                <table:table-cell table:style-name="Table3.A1" office:value-type="string">
                  <text:p text:style-name="P13">English, Polish, Afrikaans</text:p>
                </table:table-cell>
              </table:table-row>
            </table:table>
            <text:h text:style-name="P6" text:outline-level="10"/>
          </table:table-cell>
        </table:table-row>
      </table:table>
      <text:p text:style-name="P4"/>
      <text:h text:style-name="Heading_20_5" text:outline-level="5">Skills <text:span text:style-name="T7">Summary</text:span></text:h>
      <text:p text:style-name="Horizontal_20_Line"/>
      <text:p text:style-name="Text_20_body"><text:span text:style-name="T9">Used extensively:</text:span><text:span text:style-name="T6"> </text:span>C# , Scala, Golang, .net, .net core, SQL, asp.net mvc, Entity Framework Core, REST, HTML, JSON, <text:s/>XML, Camunda, Git, Gitlab CI </text:p>
      <text:p text:style-name="Text_20_body"><text:span text:style-name="T8">Familiar with:</text:span> Java, Kubernetes, Docker, Zookeeper, Javascript, Jquery, CSS, Graylog, Grafana, Prometheus, RabbitMQ </text:p>
      <text:h text:style-name="Heading_20_5" text:outline-level="5"/>
      <text:h text:style-name="Heading_20_5" text:outline-level="5">Work Experience</text:h>
      <text:p text:style-name="Horizontal_20_Line"/>
      <text:h text:style-name="P8" text:outline-level="7">Allan Gray - Back end software developer</text:h>
      <text:h text:style-name="P9" text:outline-level="7">2007 – Present</text:h>
      <text:p text:style-name="P15"/>
      <text:p text:style-name="Text_20_body">The <text:span text:style-name="T1">current</text:span> project worked on allows transactions originating from the front end to be processed straight through without requiring human intervention. This involves building the micro services, databases and BPMN workflows that enable this as well as integrating with many of the other systems that are needed to process a transaction, such as the CRM system, the account management system, and api's developed by other domains. <text:line-break/><text:line-break/>Other projects include:<text:line-break/>Astute interface: Design and implementation of system that allowed Astute (external financial data aggregation company) to obtain investment information from Allan Gray. <text:line-break/><text:line-break/>Communication Engine: Batch and on demand processing system used to gather data, generate and send out client communication of any kind to clients. This ranges from SMS notifications to monthly statements to transaction confirmations and tax certificates. <text:line-break/><text:line-break/>Digital Authorization: Design and implementation of solution that allowed brokers to submit transactions on clients behalf and obtain authorization from client digitally witout the need to fill out forms. <text:line-break/><text:line-break/>The Domains System: A system for coordinating interaction between the numerous 3rd party systems used at the company. <text:line-break/><text:line-break/>Migrating of architecture from monolith to micro services. Migrating code from C# to Scala and Golang. Implementing monitoring and alerting of all components of the solution. (Stack: Docker, Kubernetes, Scala, Golang, MS SQL) </text:p>
      <text:p text:style-name="P1"/>
      <text:h text:style-name="Heading_20_7" text:outline-level="7">Saratoga Software - Developer \ Solution Designer</text:h>
      <text:p text:style-name="Text_20_body">December 2005 - September 2007</text:p>
      <text:p text:style-name="P1"><text:soft-page-break/>I worked on the design and implementation of an Electricity meter management system. I was responsible for the mobile subsystem of the project. This included building the software to be used on Windows Mobile devices, and building the back end services the devices would communicate with, and the implementation of the interface to the RF unit used for communication with the physical meter. <text:line-break/><text:line-break/>The mobile devices used custom built RF hardware to gather information about the meter installed at a location. They would be used to scan meter serial numbers, capture GPS co-ordinates and capture readings from the meter, this would be uploaded the central server. <text:line-break/><text:line-break/>This has exposed me to a number of cutting edge technologies at the time such as the .net compact framework, interfacing with GPS hardware, Bluetooth and RF communication. I have also gained significant experience in higher level aspects of system design. </text:p>
      <text:h text:style-name="P2" text:outline-level="2"/>
      <text:h text:style-name="Heading_20_7" text:outline-level="7">Kinetic MDS - Software Developer</text:h>
      <text:p text:style-name="Text_20_body">August 2005 - November 2005</text:p>
      <text:p text:style-name="P1">I was involved in the development of the client side application of the Kinetic Mobile marketing system. The application was written in C# for the .net compact framework, and intended for use on Windows CE mobile devices. The application allowed sales agents to place orders and manage stock using their mobile device. <text:line-break/><text:line-break/>This project has exposed me to the .net mobile framework. Reason for leaving: Poor development environment and lack of organization </text:p>
      <text:p text:style-name="P1"/>
      <text:p text:style-name="P1"/>
      <text:h text:style-name="Heading_20_7" text:outline-level="7">ATC (Axcess Technology SA.) - Software Developer</text:h>
      <text:p text:style-name="Text_20_body">February 2005 - August 2005</text:p>
      <text:p text:style-name="P1">I worked on the development of an electronic payment (EFT) system. Initially I was responsible for implementing translators for certain ATM machines. More recently I have been working on the cryptographic subsystem of the EFT platform. <text:line-break/><text:line-break/>This job has given me opportunity to work on complex computer software, it has also exposed me to tasks involved in developing extremely robust systems such as proper design, unit testing and component testing. All development was done in C#. Reason for leaving: The company was liquidated due to lack of funds.</text:p>
      <text:p text:style-name="P1"/>
      <text:p text:style-name="P1"/>
      <text:h text:style-name="Heading_20_7" text:outline-level="7">Korbitec Holdings - Junior Software Developer</text:h>
      <text:p text:style-name="Text_20_body">January 2003 - January 2005</text:p>
      <text:p text:style-name="P1">I was a member of the team responsible for the development of the Windeed search product, South Africa's premier property search product. For more information on Windeed, please visit www.windeed.co.za <text:line-break/><text:line-break/>I was also involved in the Webenquiry project, which concentrates on conveying data captured at various legal institutions, to one central location. This makes the data available to a wide variety of user in a very short time. <text:line-break/><text:line-break/>The most recent project consisted of implementing an internet portal for Windeed that allows users <text:soft-page-break/>to perform deeds office searches through a web site. C# and ASP.NET were used for the implementation. </text:p>
      <text:p text:style-name="P1"/>
      <text:h text:style-name="Heading_20_5" text:outline-level="5">Education</text:h>
      <text:p text:style-name="Horizontal_20_Line"/>
      <table:table table:name="Table2" table:style-name="Table2">
        <table:table-column table:style-name="Table2.A"/>
        <table:table-column table:style-name="Table2.B"/>
        <table:table-row table:style-name="TableLine94493509372464">
          <table:table-cell table:style-name="Table2.A1" office:value-type="string">
            <text:h text:style-name="P10" text:outline-level="7">Rhodes University</text:h>
            <text:p text:style-name="Text_20_body">Grahamstown – RSA</text:p>
          </table:table-cell>
          <table:table-cell table:style-name="Table2.A1" office:value-type="string">
            <text:h text:style-name="P10" text:outline-level="7">BSc Honours <text:span text:style-name="T5">in </text:span>Computer Science <text:span text:style-name="T5">(With Distinction)</text:span></text:h>
            <text:p text:style-name="Text_20_body"><text:span text:style-name="T11">2</text:span><text:span text:style-name="T10">000</text:span></text:p>
          </table:table-cell>
        </table:table-row>
        <table:table-row table:style-name="TableLine94493509372464">
          <table:table-cell table:style-name="Table2.A1" office:value-type="string">
            <text:p text:style-name="P12"/>
          </table:table-cell>
          <table:table-cell table:style-name="Table2.A1" office:value-type="string">
            <text:p text:style-name="P16">Honours through course work with mini Thesis. Thesis topic: Computer Graphics: Investigation into the use of texture mapping techniques to mimic lightning and shadows in real time computer graphics.</text:p>
            <text:p text:style-name="P16">I was also responsible for tutoring 1st and 2nd Year Computer Science students</text:p>
            <text:h text:style-name="P7" text:outline-level="4">Publications:</text:h>
            <text:p text:style-name="Text_20_body">PROCEEDINGS AFRIGRAPH 2003 - Simulation and Visualization of Fire using Extended Lindenmayer Systems <text:a xlink:type="simple" xlink:href="https://www.semanticscholar.org/paper/Simulation-and-visualization-of-fire-using-extended-Zaniewski-Bangay/37dff9e485ac3793d104fd28b923a1f6d05f5b12" office:target-frame-name="_blank" xlink:show="new" text:style-name="Internet_20_link" text:visited-style-name="Visited_20_Internet_20_Link">Link</text:a></text:p>
          </table:table-cell>
        </table:table-row>
        <table:table-row table:style-name="TableLine94493509372464">
          <table:table-cell table:style-name="Table2.A1" office:value-type="string">
            <text:p text:style-name="P12"/>
          </table:table-cell>
          <table:table-cell table:style-name="Table2.A1" office:value-type="string">
            <text:p text:style-name="Standard"/>
          </table:table-cell>
        </table:table-row>
        <table:table-row table:style-name="TableLine94493509372464">
          <table:table-cell table:style-name="Table2.A1" office:value-type="string">
            <text:h text:style-name="P10" text:outline-level="7">University of Pretoria</text:h>
            <text:p text:style-name="Text_20_body">Pretoria - RSA</text:p>
          </table:table-cell>
          <table:table-cell table:style-name="Table2.A1" office:value-type="string">
            <text:h text:style-name="P10" text:outline-level="7">BSc Computer Science specializing in Information Technology</text:h>
            <text:p text:style-name="Text_20_body">(1997 - 1999)</text:p>
          </table:table-cell>
        </table:table-row>
        <table:table-row table:style-name="TableLine94493509372464">
          <table:table-cell table:style-name="Table2.A1" office:value-type="string">
            <text:p text:style-name="P12"/>
          </table:table-cell>
          <table:table-cell table:style-name="Table2.A1" office:value-type="string">
            <text:p text:style-name="Text_20_body">Introduction to Programming, Operating Systems, Compiler Construction, Advanced Programming, Formal Methods, Functional Programming, Database Systems, Computer Networking, Artificial Intelligence, Calculus, Informatics, Object Orientated Programming. </text:p>
          </table:table-cell>
        </table:table-row>
        <table:table-row table:style-name="TableLine94493509372464">
          <table:table-cell table:style-name="Table2.A1" office:value-type="string">
            <text:p text:style-name="P12"/>
          </table:table-cell>
          <table:table-cell table:style-name="Table2.A1" office:value-type="string">
            <text:p text:style-name="P12"/>
          </table:table-cell>
        </table:table-row>
        <table:table-row table:style-name="TableLine94493509372464">
          <table:table-cell table:style-name="Table2.A1" office:value-type="string">
            <text:h text:style-name="P10" text:outline-level="7">Welkom High <text:span text:style-name="T13">School</text:span></text:h>
            <text:p text:style-name="Text_20_body"><text:span text:style-name="T12">W</text:span><text:span text:style-name="T10">elkom - RSA</text:span></text:p>
          </table:table-cell>
          <table:table-cell table:style-name="Table2.A1" office:value-type="string">
            <text:h text:style-name="P10" text:outline-level="7">Matric (With full exemption) </text:h>
            <text:p text:style-name="Text_20_body">(1992 - 1996)</text:p>
          </table:table-cell>
        </table:table-row>
        <table:table-row table:style-name="TableLine94493509372464">
          <table:table-cell table:style-name="Table2.A1" office:value-type="string">
            <text:p text:style-name="P12"/>
          </table:table-cell>
          <table:table-cell table:style-name="Table2.A1" office:value-type="string">
            <text:p text:style-name="P16">Physical Science (HG), Computer Science (HG), Technical Drawing (HG), Geography (HG), Mathematics (HG), English (HG), Afrikaans (HG)</text:p>
            <text:h text:style-name="P7" text:outline-level="4">Awards and Achievements:</text:h>
            <text:p text:style-name="Text_20_body">Book Prizes for being in the top 10 students in class (Standard 6 to 10) <text:line-break/>Book Prizes for distinctions in Computer Science (Standard 8), Mathematics (Standard 6 - 9) and Geography (Standard 6 - 10) <text:line-break/>Selected to attend the Nautilus Maths camp for enriched education in mathematics (Standard 6 - 10) Selected to attend the Enrichment Center in Bloemfontein (Standards 7 - 10) <text:line-break/>Qualified for second round of Old Mutual mathematics olympiad in standard 10 </text:p>
          </table:table-cell>
        </table:table-row>
      </table:table>
      <text:h text:style-name="Heading_20_7" text:outline-level="7"><text:soft-page-break/></text:h>
      <text:h text:style-name="Heading_20_7" text:outline-level="7"/>
      <text:h text:style-name="Heading_20_7" text:outline-level="7">Other Certifications</text:h>
      <text:p text:style-name="P5">Introduction to Bi<text:span text:style-name="T14">g</text:span> Data <text:a xlink:type="simple" xlink:href="https://www.coursera.org/account/accomplishments/verify/9TUT4GEYBS8V" office:target-frame-name="_blank" xlink:show="new" text:style-name="Internet_20_link" text:visited-style-name="Visited_20_Internet_20_Link">See Credential</text:a></text:p>
      <text:p text:style-name="P5">Functional Programming Principles in Scala <text:a xlink:type="simple" xlink:href="https://www.coursera.org/account/accomplishments/verify/H34SCQJJM8BD" office:target-frame-name="_blank" xlink:show="new" text:style-name="Internet_20_link" text:visited-style-name="Visited_20_Internet_20_Link">See Credential</text:a></text:p>
      <text:p text:style-name="Text_20_body">Pattern-Oriented Software Architectures: Programming Mobile Services for Android Handheld Systems <text:a xlink:type="simple" xlink:href="https://www.coursera.org/account/accomplishments/verify/C3HWT9D6SQ" office:target-frame-name="_blank" xlink:show="new" text:style-name="Internet_20_link" text:visited-style-name="Visited_20_Internet_20_Link">See Credential</text:a></text:p>
      <text:p text:style-name="Text_20_body">Programming Mobile Services for Android Handheld Systems: Communication <text:a xlink:type="simple" xlink:href="https://www.coursera.org/account/accomplishments/verify/XFFW3JXQER" office:target-frame-name="_blank" xlink:show="new" text:style-name="Internet_20_link" text:visited-style-name="Visited_20_Internet_20_Link">See Credential</text:a></text:p>
      <text:p text:style-name="Text_20_body">Programming Mobile Services for Android Handheld Systems: Concurrency <text:a xlink:type="simple" xlink:href="https://www.coursera.org/account/accomplishments/verify/QWUEFFKCSB" office:target-frame-name="_blank" xlink:show="new" text:style-name="Internet_20_link" text:visited-style-name="Visited_20_Internet_20_Link">See Credential</text:a></text:p>
      <text:p text:style-name="Text_20_body">Programming Mobile Applications for Android Handheld Systems </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Liberation Serif1" fo:font-family="'Liberation Serif'" style:font-style-name="Regular" style:font-family-generic="roman" style:font-pitch="variable" fo:font-size="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orizontal_20_Line" style:display-name="Horizontal Line" style:family="paragraph" style:parent-style-name="Standard" style:next-style-name="Text_20_body" style:class="html" style:master-page-name="">
      <style:paragraph-properties fo:margin-top="0cm" fo:margin-bottom="0.499cm" loext:contextual-spacing="false" style:page-number="auto" fo:padding="0cm" fo:border-left="none" fo:border-right="none" fo:border-top="none" fo:border-bottom="0.71pt solid #2a6099" text:number-lines="false" text:line-number="0" style:join-border="false">
        <style:tab-stops/>
      </style:paragraph-properties>
      <style:text-properties fo:color="#55308d"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auto-update="true" style:default-outline-level="7" style:class="text">
      <style:paragraph-properties fo:margin-top="0.109cm" fo:margin-bottom="0.011cm" loext:contextual-spacing="false" fo:text-align="start" style:justify-single-word="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6T00:09:29.210910249</meta:creation-date>
    <dc:date>2021-06-21T23:11:34.017603189</dc:date>
    <meta:editing-duration>PT52M59S</meta:editing-duration>
    <meta:editing-cycles>18</meta:editing-cycles>
    <meta:generator>LibreOffice/6.4.7.2$Linux_X86_64 LibreOffice_project/40$Build-2</meta:generator>
    <meta:document-statistic meta:table-count="3" meta:image-count="0" meta:object-count="0" meta:page-count="4" meta:paragraph-count="54" meta:word-count="991" meta:character-count="6710" meta:non-whitespace-character-count="5735"/>
  </office:meta>
</office:document-meta>
</file>